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Liberation Mono" fo:font-size="12pt" fo:font-weight="bold" officeooo:rsid="000e01aa" officeooo:paragraph-rsid="000e01aa" style:font-size-asian="12pt" style:font-weight-asian="bold" style:font-size-complex="12pt" style:font-weight-complex="bold"/>
    </style:style>
    <style:style style:name="P2" style:family="paragraph" style:parent-style-name="Standard">
      <style:paragraph-properties fo:line-height="100%"/>
      <style:text-properties style:font-name="Liberation Mono" fo:font-size="12pt" fo:font-weight="bold" officeooo:rsid="000bbee9" officeooo:paragraph-rsid="000bbee9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00%"/>
      <style:text-properties style:font-name="Liberation Mono" fo:font-size="12pt" fo:font-weight="normal" officeooo:rsid="000bbee9" officeooo:paragraph-rsid="00161cb2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00%"/>
      <style:text-properties style:font-name="Liberation Mono" fo:font-size="12pt" fo:font-weight="bold" officeooo:rsid="000bbee9" officeooo:paragraph-rsid="00161cb2" style:font-size-asian="12pt" style:font-weight-asian="bold" style:font-size-complex="12pt" style:font-weight-complex="bold"/>
    </style:style>
    <style:style style:name="P5" style:family="paragraph" style:parent-style-name="Standard">
      <style:paragraph-properties fo:line-height="100%"/>
      <style:text-properties style:font-name="Liberation Mono" fo:font-size="12pt" fo:font-weight="normal" officeooo:rsid="000bbee9" officeooo:paragraph-rsid="000bbee9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00%"/>
      <style:text-properties style:font-name="Liberation Mono" fo:font-size="12pt" fo:font-weight="bold" officeooo:rsid="00161cb2" officeooo:paragraph-rsid="00161cb2" style:font-size-asian="12pt" style:font-weight-asian="bold" style:font-size-complex="12pt" style:font-weight-complex="bold"/>
    </style:style>
    <style:style style:name="T1" style:family="text">
      <style:text-properties officeooo:rsid="00161cb2"/>
    </style:style>
    <style:style style:name="T2" style:family="text">
      <style:text-properties officeooo:rsid="000f8cbb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d10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rite down <text:span text:style-name="T1">the tiling digit strings </text:span>for each board size and <text:span text:style-name="T2">sketch </text:span>the corresponding tile pattern<text:span text:style-name="T1">s</text:span>. </text:p>
      <text:p text:style-name="P2"/>
      <text:p text:style-name="P2">2x1</text:p>
      <text:p text:style-name="P2"/>
      <text:p text:style-name="P3"/>
      <text:p text:style-name="P3"><text:span text:style-name="T1">Strings</text:span>: <text:span text:style-name="T1">1</text:span> </text:p>
      <text:p text:style-name="P3"/>
      <text:p text:style-name="P4"><text:span text:style-name="T3"><text:s text:c="10"/>┌─┐</text:span></text:p>
      <text:p text:style-name="P3">Pattern<text:span text:style-name="T1">s</text:span>: │ │</text:p>
      <text:p text:style-name="P2"><text:span text:style-name="T3"><text:s text:c="10"/>└─┘</text:span></text:p>
      <text:p text:style-name="P2"><text:span text:style-name="T3"/></text:p>
      <text:p text:style-name="P2">2x2</text:p>
      <text:p text:style-name="P2"/>
      <text:p text:style-name="P2"><text:s text:c="27"/></text:p>
      <text:p text:style-name="P3"><text:span text:style-name="T1">Strings</text:span>: 11, <text:span text:style-name="T1">2</text:span></text:p>
      <text:p text:style-name="P3"/>
      <text:p text:style-name="P4"><text:span text:style-name="T3"><text:s text:c="10"/>┌─┬─┐ ┌───┐</text:span></text:p>
      <text:p text:style-name="P3">Pattern<text:span text:style-name="T1">s</text:span>: │ │ │ ├───┤</text:p>
      <text:p text:style-name="P4"><text:s text:c="10"/><text:span text:style-name="T3">└─┴─┘ └───┘</text:span></text:p>
      <text:p text:style-name="P5"><text:span text:style-name="T4"><text:s text:c="5"/></text:span></text:p>
      <text:p text:style-name="P2">2x<text:span text:style-name="T5">3</text:span></text:p>
      <text:p text:style-name="P6"/>
      <text:p text:style-name="P6"/>
      <text:p text:style-name="P3"><text:span text:style-name="T1">Strings</text:span>: </text:p>
      <text:p text:style-name="P3"/>
      <text:p text:style-name="P4"><text:span text:style-name="T3"/></text:p>
      <text:p text:style-name="P3">Pattern<text:span text:style-name="T1">s</text:span>:</text:p>
      <text:p text:style-name="P4"><text:span text:style-name="T3"/></text:p>
      <text:p text:style-name="P2"/>
      <text:p text:style-name="P2">2x4</text:p>
      <text:p text:style-name="P2"/>
      <text:p text:style-name="P6"/>
      <text:p text:style-name="P3"><text:span text:style-name="T1">Strings</text:span>: </text:p>
      <text:p text:style-name="P3"/>
      <text:p text:style-name="P4"><text:span text:style-name="T3"/></text:p>
      <text:p text:style-name="P3">Pattern<text:span text:style-name="T1">s</text:span>:</text:p>
      <text:p text:style-name="P2"/>
      <text:p text:style-name="P2"/>
      <text:p text:style-name="P2">2x5</text:p>
      <text:p text:style-name="P2"/>
      <text:p text:style-name="P6"/>
      <text:p text:style-name="P3"><text:span text:style-name="T1">Strings</text:span>: </text:p>
      <text:p text:style-name="P3"/>
      <text:p text:style-name="P4"><text:span text:style-name="T3"/></text:p>
      <text:p text:style-name="P3">Pattern<text:span text:style-name="T1">s</text:span>: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4T22:39:02.695196426</meta:creation-date>
    <dc:date>2025-09-30T10:50:36.767905292</dc:date>
    <meta:editing-duration>PT32M37S</meta:editing-duration>
    <meta:editing-cycles>13</meta:editing-cycles>
    <meta:generator>LibreOffice/24.8.3.2$Linux_X86_64 LibreOffice_project/480$Build-2</meta:generator>
    <meta:print-date>2025-09-15T08:01:22.361269673</meta:print-date>
    <meta:document-statistic meta:table-count="0" meta:image-count="0" meta:object-count="0" meta:page-count="1" meta:paragraph-count="22" meta:word-count="46" meta:character-count="328" meta:non-whitespace-character-count="225"/>
  </office:meta>
</office:document-meta>
</file>